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88cm"/>
    </style:style>
    <style:style style:name="co2" style:family="table-column">
      <style:table-column-properties fo:break-before="auto" style:column-width="5.93cm"/>
    </style:style>
    <style:style style:name="co3" style:family="table-column">
      <style:table-column-properties fo:break-before="auto" style:column-width="4.946cm"/>
    </style:style>
    <style:style style:name="co4" style:family="table-column">
      <style:table-column-properties fo:break-before="auto" style:column-width="3.826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0.5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ackground-color="#c0c0c0" fo:border-left="0.088cm solid #000000" fo:border-right="none" fo:border-top="0.002cm solid #000000"/>
      <style:text-properties fo:color="#ff0000"/>
    </style:style>
    <style:style style:name="ce3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4" style:family="table-cell" style:parent-style-name="Default">
      <style:table-cell-properties fo:border-bottom="none" fo:border-left="0.088cm solid #000000" fo:border-right="0.002cm solid #000000" fo:border-top="0.002cm solid #000000"/>
    </style:style>
    <style:style style:name="ce5" style:family="table-cell" style:parent-style-name="Default">
      <style:table-cell-properties fo:border-bottom="none" fo:border-left="0.088cm solid #000000" fo:border-right="0.002cm solid #000000" fo:border-top="none"/>
    </style:style>
    <style:style style:name="ce6" style:family="table-cell" style:parent-style-name="Default">
      <style:table-cell-properties fo:border-bottom="0.002cm solid #000000" fo:border-left="0.088cm solid #000000" fo:border-right="0.002cm solid #000000" fo:border-top="none"/>
    </style:style>
    <style:style style:name="ce7" style:family="table-cell" style:parent-style-name="Default">
      <style:table-cell-properties fo:border-bottom="0.088cm solid #000000" fo:border-left="0.088cm solid #000000" fo:border-right="0.002cm solid #000000" fo:border-top="none"/>
    </style:style>
    <style:style style:name="ce8" style:family="table-cell" style:parent-style-name="Default">
      <style:table-cell-properties fo:border-bottom="0.088cm solid #000000" style:text-align-source="fix" style:repeat-content="false" fo:border-left="none" fo:border-right="0.002cm solid #000000" fo:border-top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fo:color="#ff0000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 style:data-style-name="N100">
      <style:table-cell-properties fo:border="0.002cm solid #000000"/>
    </style:style>
    <style:style style:name="ce12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0c0c0" fo:border="0.002cm solid #000000"/>
      <style:text-properties fo:color="#ff0000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</style:style>
    <style:style style:name="ce19" style:family="table-cell" style:parent-style-name="Default">
      <style:table-cell-properties fo:border-bottom="none" fo:border-left="none" fo:border-right="0.002cm solid #000000" fo:border-top="none"/>
    </style:style>
    <style:style style:name="ce20" style:family="table-cell" style:parent-style-name="Default">
      <style:table-cell-properties fo:border-bottom="0.002cm solid #000000" fo:wrap-option="wrap" fo:border-left="none" fo:border-right="0.002cm solid #000000" fo:border-top="0.002cm solid #000000"/>
    </style:style>
    <style:style style:name="ce21" style:family="table-cell" style:parent-style-name="Default">
      <style:table-cell-properties fo:wrap-option="wrap" fo:border="0.002cm solid #000000"/>
    </style:style>
    <style:style style:name="ce22" style:family="table-cell" style:parent-style-name="Default">
      <style:table-cell-properties fo:border-bottom="0.035cm solid #000000" fo:border-left="0.088cm solid #000000" fo:border-right="none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88cm solid #000000" style:text-align-source="fix" style:repeat-content="false" fo:wrap-option="wrap" fo:border-left="0.088cm solid #000000" fo:border-right="0.035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25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2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0.035cm solid #000000" style:text-align-source="fix" style:repeat-content="false" fo:border-left="none" fo:border-right="none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88cm solid #000000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035cm solid #000000"/>
    </style:style>
    <style:style style:name="ce32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33" style:family="table-cell" style:parent-style-name="Default">
      <style:table-cell-properties fo:border-bottom="0.035cm solid #000000" fo:border-left="none" fo:border-right="0.088cm solid #000000" fo:border-top="0.088cm solid #000000"/>
    </style:style>
    <style:style style:name="ce34" style:family="table-cell" style:parent-style-name="Default">
      <style:table-cell-properties fo:border-bottom="0.088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36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37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0c0c0"/>
    </style:style>
    <style:style style:name="ce3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ff0000"/>
    </style:style>
    <style:style style:name="ce40" style:family="table-cell" style:parent-style-name="Default">
      <style:table-cell-properties fo:border-bottom="0.088cm solid #000000" fo:background-color="#c0c0c0" style:text-align-source="fix" style:repeat-content="false" fo:border-left="0.002cm solid #000000" fo:border-right="0.088cm solid #000000" style:rotation-angle="90" fo:border-top="0.002cm solid #000000" style:vertical-align="middle"/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ce4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42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color="#ff0000"/>
    </style:style>
    <style:style style:name="ce4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racked-changes/>
      <table:table table:name="inner job representation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41"/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ce1" office:value-type="string">
            <text:p><text:s text:c="18"/>inner job representation</text:p>
          </table:table-cell>
          <table:table-cell table:style-name="ce8"/>
          <table:table-cell table:style-name="ce14" office:value-type="string">
            <text:p>JSDL with POSIX and ARC extensions</text:p>
          </table:table-cell>
          <table:table-cell table:style-name="ce26" office:value-type="string">
            <text:p>JDL</text:p>
          </table:table-cell>
          <table:table-cell table:style-name="ce26" office:value-type="string">
            <text:p>XRSL</text:p>
          </table:table-cell>
          <table:table-cell table:style-name="ce37" office:value-type="string">
            <text:p>GIN-JSDL</text:p>
          </table:table-cell>
        </table:table-row>
        <table:table-row table:style-name="ro1">
          <table:table-cell table:style-name="ce2" office:value-type="string">
            <text:p><text:s text:c="8"/>// Meta information</text:p>
          </table:table-cell>
          <table:table-cell table:style-name="ce9"/>
          <table:table-cell table:style-name="ce15" table:number-columns-repeated="3"/>
          <table:table-cell table:style-name="ce38"/>
        </table:table-row>
        <table:table-row table:style-name="ro3">
          <table:table-cell office:value-type="string">
            <text:p>std::list&lt;std::string&gt;</text:p>
          </table:table-cell>
          <table:table-cell office:value-type="string">
            <text:p>OptionalElement</text:p>
          </table:table-cell>
          <table:table-cell table:number-columns-repeated="3"/>
          <table:table-cell table:style-name="ce39" office:value-type="string">
            <text:p>It is not element in GIN.</text:p>
          </table:table-cell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Author</text:p>
          </table:table-cell>
          <table:table-cell table:number-columns-repeated="3"/>
          <table:table-cell table:style-name="ce40" office:value-type="string" table:number-columns-spanned="1" table:number-rows-spanned="108">
            <text:p>Just like a inner job representation.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string">
            <text:p>DocumentExpiration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ank</text:p>
          </table:table-cell>
          <table:table-cell/>
          <table:table-cell office:value-type="string">
            <text:p>rank</text:p>
          </table:table-cell>
          <table:table-cell/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FuzzyRank</text:p>
          </table:table-cell>
          <table:table-cell/>
          <table:table-cell office:value-type="string">
            <text:p>fuzzyrank</text:p>
          </table:table-cell>
          <table:table-cell/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JobIdentification information</text:p>
          </table:table-cell>
          <table:table-cell table:style-name="ce9"/>
          <table:table-cell table:style-name="ce15" table:number-columns-repeated="3"/>
          <table:covered-table-cell table:style-name="ce42"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Name</text:p>
          </table:table-cell>
          <table:table-cell table:style-name="ce16" office:value-type="string">
            <text:p>JobName</text:p>
          </table:table-cell>
          <table:table-cell/>
          <table:table-cell office:value-type="string">
            <text:p>jobname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Description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Project</text:p>
          </table:table-cell>
          <table:table-cell office:value-type="string">
            <text:p>JobProjec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Typ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Category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UserTag</text:p>
          </table:table-cell>
          <table:table-cell/>
          <table:table-cell office:value-type="string">
            <text:p>usertags</text:p>
          </table:table-cell>
          <table:table-cell/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Application information</text:p>
          </table:table-cell>
          <table:table-cell table:style-name="ce9"/>
          <table:table-cell table:style-name="ce15" table:number-columns-repeated="3"/>
          <table:covered-table-cell table:style-name="ce42"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xecutable</text:p>
          </table:table-cell>
          <table:table-cell table:style-name="ce16" office:value-type="string">
            <text:p>Executable</text:p>
          </table:table-cell>
          <table:table-cell office:value-type="string">
            <text:p>executable</text:p>
          </table:table-cell>
          <table:table-cell office:value-type="string">
            <text:p>executable</text:p>
          </table:table-cell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Argument</text:p>
          </table:table-cell>
          <table:table-cell office:value-type="string">
            <text:p>Argument</text:p>
          </table:table-cell>
          <table:table-cell office:value-type="string">
            <text:p>arguments</text:p>
          </table:table-cell>
          <table:table-cell office:value-type="string">
            <text:p>arguments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Input</text:p>
          </table:table-cell>
          <table:table-cell table:style-name="ce17" office:value-type="string">
            <text:p>Input</text:p>
          </table:table-cell>
          <table:table-cell office:value-type="string">
            <text:p>stdinput</text:p>
          </table:table-cell>
          <table:table-cell office:value-type="string">
            <text:p>stdin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utput</text:p>
          </table:table-cell>
          <table:table-cell table:style-name="ce17" office:value-type="string">
            <text:p>Output</text:p>
          </table:table-cell>
          <table:table-cell office:value-type="string">
            <text:p>stdoutput</text:p>
          </table:table-cell>
          <table:table-cell office:value-type="string">
            <text:p>stdout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rror</text:p>
          </table:table-cell>
          <table:table-cell table:style-name="ce17" office:value-type="string">
            <text:p>Error</text:p>
          </table:table-cell>
          <table:table-cell office:value-type="string">
            <text:p>stderror</text:p>
          </table:table-cell>
          <table:table-cell office:value-type="string">
            <text:p>stderr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LogDir</text:p>
          </table:table-cell>
          <table:table-cell table:style-name="ce16" office:value-type="string">
            <text:p>LocalLogging.Directory</text:p>
          </table:table-cell>
          <table:table-cell/>
          <table:table-cell office:value-type="string">
            <text:p>gmlog</text:p>
          </table:table-cell>
          <table:covered-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RemoteLogging</text:p>
          </table:table-cell>
          <table:table-cell table:style-name="ce18" office:value-type="string">
            <text:p>RemoteLogging.URL</text:p>
          </table:table-cell>
          <table:table-cell/>
          <table:table-cell office:value-type="string">
            <text:p>jobreport</text:p>
          </table:table-cell>
          <table:covered-table-cell/>
        </table:table-row>
        <table:table-row table:style-name="ro1">
          <table:table-cell table:style-name="ce4" office:value-type="string">
            <text:p>std::list</text:p>
          </table:table-cell>
          <table:table-cell office:value-type="string">
            <text:p>Environment</text:p>
          </table:table-cell>
          <table:table-cell/>
          <table:table-cell table:style-name="ce27" table:number-columns-repeated="2"/>
          <table:covered-table-cell/>
        </table:table-row>
        <table:table-row table:style-name="ro1">
          <table:table-cell table:style-name="ce5"/>
          <table:table-cell office:value-type="string">
            <text:p>std::string name_attribute</text:p>
          </table:table-cell>
          <table:table-cell table:style-name="ce18" office:value-type="string">
            <text:p>Environment name attribute</text:p>
          </table:table-cell>
          <table:table-cell table:style-name="ce28" office:value-type="string">
            <text:p>environment</text:p>
          </table:table-cell>
          <table:table-cell table:style-name="ce28" office:value-type="string">
            <text:p>environment[1]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std::string value</text:p>
          </table:table-cell>
          <table:table-cell office:value-type="string">
            <text:p>Environment</text:p>
          </table:table-cell>
          <table:table-cell table:style-name="ce28" office:value-type="string">
            <text:p>environment</text:p>
          </table:table-cell>
          <table:table-cell table:style-name="ce28" office:value-type="string">
            <text:p>environment[0]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LRMSReRun</text:p>
          </table:table-cell>
          <table:table-cell table:style-name="ce17" office:value-type="string">
            <text:p>Reruns</text:p>
          </table:table-cell>
          <table:table-cell table:style-name="ce21" office:value-type="string">
            <text:p>retrycount, shallowretrycount</text:p>
          </table:table-cell>
          <table:table-cell office:value-type="string">
            <text:p>rerun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Prologue.Name</text:p>
          </table:table-cell>
          <table:table-cell/>
          <table:table-cell office:value-type="string">
            <text:p>prologue</text:p>
          </table:table-cell>
          <table:table-cell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Prologue.Arguments</text:p>
          </table:table-cell>
          <table:table-cell/>
          <table:table-cell office:value-type="string">
            <text:p>prologuearguments</text:p>
          </table:table-cell>
          <table:table-cell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pilogue.Name</text:p>
          </table:table-cell>
          <table:table-cell/>
          <table:table-cell office:value-type="string">
            <text:p>epilogue</text:p>
          </table:table-cell>
          <table:table-cell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Epilogue.Arguments</text:p>
          </table:table-cell>
          <table:table-cell/>
          <table:table-cell office:value-type="string">
            <text:p>epiloguearguments</text:p>
          </table:table-cell>
          <table:table-cell/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SessionLifeTime</text:p>
          </table:table-cell>
          <table:table-cell table:style-name="ce17" office:value-type="string">
            <text:p>SessionLifeTime</text:p>
          </table:table-cell>
          <table:table-cell office:value-type="string">
            <text:p>expirytime</text:p>
          </table:table-cell>
          <table:table-cell office:value-type="string">
            <text:p>lifetime</text:p>
          </table:table-cell>
          <table:covered-table-cell/>
        </table:table-row>
        <table:table-row table:style-name="ro1">
          <table:table-cell office:value-type="string">
            <text:p>Arc::XMLNode</text:p>
          </table:table-cell>
          <table:table-cell office:value-type="string">
            <text:p>AccessControl</text:p>
          </table:table-cell>
          <table:table-cell table:style-name="ce19" office:value-type="string">
            <text:p>AccessControl.Content</text:p>
          </table:table-cell>
          <table:table-cell/>
          <table:table-cell office:value-type="string">
            <text:p>acl</text:p>
          </table:table-cell>
          <table:covered-table-cell/>
        </table:table-row>
        <table:table-row table:style-name="ro1">
          <table:table-cell office:value-type="string">
            <text:p>Time</text:p>
          </table:table-cell>
          <table:table-cell office:value-type="string">
            <text:p>ProcessingStartTime</text:p>
          </table:table-cell>
          <table:table-cell table:style-name="ce17" office:value-type="string">
            <text:p>ProcessingStartTime</text:p>
          </table:table-cell>
          <table:table-cell/>
          <table:table-cell office:value-type="string">
            <text:p>starttime</text:p>
          </table:table-cell>
          <table:covered-table-cell/>
        </table:table-row>
        <table:table-row table:style-name="ro1">
          <table:table-cell table:style-name="ce4" office:value-type="string">
            <text:p>std::list</text:p>
          </table:table-cell>
          <table:table-cell office:value-type="string">
            <text:p>Notification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std::list&lt;std::string&gt; Address</text:p>
          </table:table-cell>
          <table:table-cell office:value-type="string">
            <text:p>Notify</text:p>
          </table:table-cell>
          <table:table-cell/>
          <table:table-cell office:value-type="string">
            <text:p>notify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std::list&lt;std::string&gt; State</text:p>
          </table:table-cell>
          <table:table-cell office:value-type="string">
            <text:p>Notify</text:p>
          </table:table-cell>
          <table:table-cell/>
          <table:table-cell office:value-type="string">
            <text:p>notify</text:p>
          </table:table-cell>
          <table:covered-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CredentialService</text:p>
          </table:table-cell>
          <table:table-cell table:style-name="ce18" office:value-type="string">
            <text:p>CredentialServer.URL</text:p>
          </table:table-cell>
          <table:table-cell office:value-type="string">
            <text:p>myproxyserver</text:p>
          </table:table-cell>
          <table:table-cell office:value-type="string">
            <text:p>credentialserver</text:p>
          </table:table-cell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Join</text:p>
          </table:table-cell>
          <table:table-cell table:style-name="ce17"/>
          <table:table-cell/>
          <table:table-cell office:value-type="string">
            <text:p>join</text:p>
          </table:table-cell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Resource information</text:p>
          </table:table-cell>
          <table:table-cell table:style-name="ce9"/>
          <table:table-cell table:style-name="ce15" table:number-columns-repeated="3"/>
          <table:covered-table-cell table:style-name="ce42"/>
        </table:table-row>
        <table:table-row table:style-name="ro1">
          <table:table-cell office:value-type="string">
            <text:p>Period</text:p>
          </table:table-cell>
          <table:table-cell office:value-type="string">
            <text:p>TotalCPUTime</text:p>
          </table:table-cell>
          <table:table-cell table:style-name="ce17" office:value-type="string">
            <text:p>CPUTimeLimit, TotalCPUTime</text:p>
          </table:table-cell>
          <table:table-cell/>
          <table:table-cell office:value-type="string">
            <text:p>cputime</text:p>
          </table:table-cell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IndividualCPUTime</text:p>
          </table:table-cell>
          <table:table-cell office:value-type="string">
            <text:p>IndividualCPUTime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TotalWallTime</text:p>
          </table:table-cell>
          <table:table-cell table:style-name="ce17" office:value-type="string">
            <text:p>WallTimeLimit</text:p>
          </table:table-cell>
          <table:table-cell/>
          <table:table-cell office:value-type="string">
            <text:p>walltime</text:p>
          </table:table-cell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IndividualWallTim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eferenceTime.benchmark_attribute</text:p>
          </table:table-cell>
          <table:table-cell table:number-columns-repeated="2"/>
          <table:table-cell office:value-type="string">
            <text:p>benchmarks[0]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eferenceTime.value_attribute</text:p>
          </table:table-cell>
          <table:table-cell table:number-columns-repeated="2"/>
          <table:table-cell office:value-type="string">
            <text:p>benchmarks[1]</text:p>
          </table:table-cell>
          <table:covered-table-cell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ReferenceTime.value</text:p>
          </table:table-cell>
          <table:table-cell office:value-type="string">
            <text:p>GridTimeLimit</text:p>
          </table:table-cell>
          <table:table-cell/>
          <table:table-cell table:style-name="ce21" office:value-type="string">
            <text:p>benchmarks[2], gridtime</text:p>
          </table:table-cell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ExclusiveExecution</text:p>
          </table:table-cell>
          <table:table-cell office:value-type="string">
            <text:p>ExclusiveExecution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NetworkInfo</text:p>
          </table:table-cell>
          <table:table-cell office:value-type="string">
            <text:p>IndividualNetworkBandwidth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Family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Name</text:p>
          </table:table-cell>
          <table:table-cell table:style-name="ce16" office:value-type="string">
            <text:p>OperatingSystemName</text:p>
          </table:table-cell>
          <table:table-cell/>
          <table:table-cell office:value-type="string">
            <text:p>opsys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Version</text:p>
          </table:table-cell>
          <table:table-cell office:value-type="string">
            <text:p>OperatingSystemVersion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Platform</text:p>
          </table:table-cell>
          <table:table-cell table:style-name="ce19" office:value-type="string">
            <text:p>CPUArchitectureName</text:p>
          </table:table-cell>
          <table:table-cell/>
          <table:table-cell office:value-type="string">
            <text:p>architecture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IndividualPhysicalMemory</text:p>
          </table:table-cell>
          <table:table-cell table:style-name="ce20" office:value-type="string">
            <text:p>MemoryLimit, IndividualPhysicalMemory</text:p>
          </table:table-cell>
          <table:table-cell/>
          <table:table-cell office:value-type="string">
            <text:p>memory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IndividualVirtualMemory</text:p>
          </table:table-cell>
          <table:table-cell table:style-name="ce21" office:value-type="string">
            <text:p>IndividualVirtualMemory, VirtualMemoryLimi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DiskSpace</text:p>
          </table:table-cell>
          <table:table-cell office:value-type="string">
            <text:p>DiskSpace</text:p>
          </table:table-cell>
          <table:table-cell/>
          <table:table-cell office:value-type="string">
            <text:p>disk</text:p>
          </table:table-cell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DiskSpace) </text:span>IndividualDiskSpace</text:p>
          </table:table-cell>
          <table:table-cell table:style-name="ce19" office:value-type="string">
            <text:p>IndividualDiskSpace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DiskSpace) </text:span>CacheDiskSpac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DiskSpace)</text:span> SessionDiskSpac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CandidateTarget) </text:span><text:span text:style-name="T2">Alias</text:span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<text:span text:style-name="T1">(CandidateTarget) </text:span>EndPointURL</text:p>
          </table:table-cell>
          <table:table-cell office:value-type="string">
            <text:p>CandidateTarget.HostName</text:p>
          </table:table-cell>
          <table:table-cell/>
          <table:table-cell office:value-type="string">
            <text:p>cluster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CandidateTarget)</text:span> QueueName</text:p>
          </table:table-cell>
          <table:table-cell office:value-type="string">
            <text:p>CandidateTarget.QueueName</text:p>
          </table:table-cell>
          <table:table-cell office:value-type="string">
            <text:p>queuename</text:p>
          </table:table-cell>
          <table:table-cell office:value-type="string">
            <text:p>queue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Country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Plac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PostCod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Latitud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Longitud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CEType</text:p>
          </table:table-cell>
          <table:table-cell office:value-type="string">
            <text:p>Middleware</text:p>
          </table:table-cell>
          <table:table-cell/>
          <table:table-cell office:value-type="string">
            <text:p>middleware</text:p>
          </table:table-cell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Slots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Slots) </text:span>NumberOfProcesses</text:p>
          </table:table-cell>
          <table:table-cell office:value-type="string">
            <text:p>ProcessCountLimi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Slots) </text:span>ProcessPerHost</text:p>
          </table:table-cell>
          <table:table-cell table:style-name="ce18" office:value-type="string">
            <text:p>TotalCPUCount</text:p>
          </table:table-cell>
          <table:table-cell/>
          <table:table-cell office:value-type="string">
            <text:p>count</text:p>
          </table:table-cell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Slots) </text:span>ThreadPerProcesses</text:p>
          </table:table-cell>
          <table:table-cell office:value-type="string">
            <text:p>ThreadCountLimi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Slots) </text:span>SPMDVariation</text:p>
          </table:table-cell>
          <table:table-cell table:number-columns-repeated="3"/>
          <table:covered-table-cell/>
        </table:table-row>
        <table:table-row table:style-name="ro1">
          <table:table-cell table:style-name="ce4" office:value-type="string">
            <text:p>std::list</text:p>
          </table:table-cell>
          <table:table-cell office:value-type="string">
            <text:p>RunTimeEnvironment</text:p>
          </table:table-cell>
          <table:table-cell table:number-columns-repeated="3"/>
          <table:covered-table-cell/>
        </table:table-row>
        <table:table-row table:style-name="ro2">
          <table:table-cell table:style-name="ce5"/>
          <table:table-cell office:value-type="string">
            <text:p>std::string Name</text:p>
          </table:table-cell>
          <table:table-cell office:value-type="string">
            <text:p>RunTimeEnvironment.Name</text:p>
          </table:table-cell>
          <table:table-cell/>
          <table:table-cell table:style-name="ce21" office:value-type="string">
            <text:p>runtimeenvironment.Name</text:p>
          </table:table-cell>
          <table:covered-table-cell/>
        </table:table-row>
        <table:table-row table:style-name="ro2">
          <table:table-cell table:style-name="ce6"/>
          <table:table-cell office:value-type="string">
            <text:p>std::list&lt;std::string&gt; Version</text:p>
          </table:table-cell>
          <table:table-cell office:value-type="string">
            <text:p>RunTimeEnvironment.Version</text:p>
          </table:table-cell>
          <table:table-cell/>
          <table:table-cell table:style-name="ce21" office:value-type="string">
            <text:p>runtimeenvironment.Version</text:p>
          </table:table-cell>
          <table:covered-table-cell/>
        </table:table-row>
        <table:table-row table:style-name="ro1">
          <table:table-cell table:style-name="ce6" office:value-type="string">
            <text:p>bool</text:p>
          </table:table-cell>
          <table:table-cell office:value-type="string">
            <text:p>Homogeneous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<text:span text:style-name="T1">(NodeAccess) </text:span>InBound</text:p>
          </table:table-cell>
          <table:table-cell table:number-columns-repeated="2"/>
          <table:table-cell office:value-type="string">
            <text:p>nodeaccess</text:p>
          </table:table-cell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<text:span text:style-name="T1">(NodeAccess) </text:span>OutBound</text:p>
          </table:table-cell>
          <table:table-cell table:number-columns-repeated="2"/>
          <table:table-cell office:value-type="string">
            <text:p>nodeaccess</text:p>
          </table:table-cell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DataStaging information</text:p>
          </table:table-cell>
          <table:table-cell table:style-name="ce9"/>
          <table:table-cell table:style-name="ce15" table:number-columns-repeated="3"/>
          <table:covered-table-cell table:style-name="ce42"/>
        </table:table-row>
        <table:table-row table:style-name="ro1">
          <table:table-cell table:style-name="ce4" office:value-type="string">
            <text:p>std::list</text:p>
          </table:table-cell>
          <table:table-cell table:style-name="ce11" office:value-type="string">
            <text:p>File </text:p>
          </table:table-cell>
          <table:table-cell table:number-columns-repeated="3"/>
          <table:covered-table-cell/>
        </table:table-row>
        <table:table-row table:style-name="ro2">
          <table:table-cell table:style-name="ce5"/>
          <table:table-cell office:value-type="string">
            <text:p>std::string Name</text:p>
          </table:table-cell>
          <table:table-cell office:value-type="string">
            <text:p>FileName</text:p>
          </table:table-cell>
          <table:table-cell table:style-name="ce21" office:value-type="string">
            <text:p>inputsandbox,outputsandbox</text:p>
          </table:table-cell>
          <table:table-cell table:style-name="ce21" office:value-type="string">
            <text:p>inputfiles, outputfile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std::list Source</text:p>
          </table:table-cell>
          <table:table-cell table:number-columns-repeated="3"/>
          <table:covered-table-cell/>
        </table:table-row>
        <table:table-row table:style-name="ro2">
          <table:table-cell table:style-name="ce5"/>
          <table:table-cell office:value-type="string">
            <text:p>URL Source.URI</text:p>
          </table:table-cell>
          <table:table-cell office:value-type="string">
            <text:p>Source.URI</text:p>
          </table:table-cell>
          <table:table-cell office:value-type="string">
            <text:p>inputsandbox</text:p>
          </table:table-cell>
          <table:table-cell table:style-name="ce21" office:value-type="string">
            <text:p>inputfiles, rsl_substitution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int <text:s text:c="3"/>Source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std::list Target</text:p>
          </table:table-cell>
          <table:table-cell table:number-columns-repeated="3"/>
          <table:covered-table-cell/>
        </table:table-row>
        <table:table-row table:style-name="ro2">
          <table:table-cell table:style-name="ce5"/>
          <table:table-cell office:value-type="string">
            <text:p>URL Target.URI</text:p>
          </table:table-cell>
          <table:table-cell office:value-type="string">
            <text:p>Target.URI</text:p>
          </table:table-cell>
          <table:table-cell table:style-name="ce21" office:value-type="string">
            <text:p>outputsandbox, outputsandboxdesturi</text:p>
          </table:table-cell>
          <table:table-cell office:value-type="string">
            <text:p>outputfile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int <text:s text:c="3"/>Target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bool <text:s/>Target.Mandatory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int <text:s text:c="3"/>Target.NeededReplicas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bool KeepData</text:p>
          </table:table-cell>
          <table:table-cell office:value-type="string">
            <text:p>DeleteOnTermination</text:p>
          </table:table-cell>
          <table:table-cell table:number-columns-repeated="2"/>
          <table:covered-table-cell/>
        </table:table-row>
        <table:table-row table:style-name="ro1">
          <table:table-cell table:style-name="ce5"/>
          <table:table-cell office:value-type="string">
            <text:p>bool IsExecutable</text:p>
          </table:table-cell>
          <table:table-cell office:value-type="string">
            <text:p>IsExecutable</text:p>
          </table:table-cell>
          <table:table-cell/>
          <table:table-cell office:value-type="string">
            <text:p>executable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URL DataIndexingService</text:p>
          </table:table-cell>
          <table:table-cell table:number-columns-repeated="3"/>
          <table:covered-table-cell/>
        </table:table-row>
        <table:table-row table:style-name="ro3">
          <table:table-cell table:style-name="ce6"/>
          <table:table-cell office:value-type="string">
            <text:p>bool DownloadToCache</text:p>
          </table:table-cell>
          <table:table-cell table:number-columns-repeated="2"/>
          <table:table-cell table:style-name="ce21" office:value-type="string">
            <text:p>cache<text:span text:style-name="T1"> <text:s/>If File[].Source is not </text:span><text:span text:style-name="T1">empty.</text:span></text:p>
          </table:table-cell>
          <table:covered-table-cell/>
        </table:table-row>
        <table:table-row table:style-name="ro1">
          <table:table-cell table:style-name="ce4" office:value-type="string">
            <text:p>std::list</text:p>
          </table:table-cell>
          <table:table-cell office:value-type="string">
            <text:p>Directory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std::string Name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std::list Source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URL Source.URI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int <text:s text:c="3"/>Source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std::list Target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URL Target.URI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int <text:s text:c="3"/>Target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bool <text:s/>Target.Mandatory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int <text:s text:c="3"/>Target.NeededReplicas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bool KeepData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bool IsExecutable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URL DataIndexingService</text:p>
          </table:table-cell>
          <table:table-cell table:number-columns-repeated="3"/>
          <table:covered-table-cell/>
        </table:table-row>
        <table:table-row table:style-name="ro1">
          <table:table-cell table:style-name="ce7"/>
          <table:table-cell table:style-name="ce12" office:value-type="string">
            <text:p>bool DownloadToCache</text:p>
          </table:table-cell>
          <table:table-cell table:style-name="ce12" table:number-columns-repeated="3"/>
          <table:covered-table-cell table:style-name="ce43"/>
        </table:table-row>
        <table:table-row table:style-name="ro1" table:number-rows-repeated="2">
          <table:table-cell table:style-name="Default" table:number-columns-repeated="6"/>
        </table:table-row>
        <table:table-row table:style-name="ro4">
          <table:table-cell table:style-name="Default" table:number-columns-repeated="2"/>
          <table:table-cell table:style-name="ce22"/>
          <table:table-cell table:style-name="ce29" office:value-type="string">
            <text:p>Not used elements:</text:p>
          </table:table-cell>
          <table:table-cell table:style-name="ce33"/>
          <table:table-cell table:style-name="Default"/>
        </table:table-row>
        <table:table-row table:style-name="ro2">
          <table:table-cell table:style-name="Default" table:number-columns-repeated="2"/>
          <table:table-cell table:style-name="ce23" office:value-type="string">
            <text:p>JSDL with POSIX and ARC extensions</text:p>
          </table:table-cell>
          <table:table-cell table:style-name="ce30" office:value-type="string">
            <text:p>JDL</text:p>
          </table:table-cell>
          <table:table-cell table:style-name="ce34" office:value-type="string">
            <text:p>XRSL</text:p>
          </table:table-cell>
          <table:table-cell table:style-name="Default"/>
        </table:table-row>
        <table:table-row table:style-name="ro5">
          <table:table-cell table:style-name="Default"/>
          <table:table-cell table:style-name="ce13"/>
          <table:table-cell table:style-name="ce24" office:value-type="string">
            <text:p>JobAnnotation</text:p>
          </table:table-cell>
          <table:table-cell table:style-name="ce31" office:value-type="string">
            <text:p>batchsystem</text:p>
          </table:table-cell>
          <table:table-cell table:style-name="ce35" office:value-type="string">
            <text:p>dryrun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ApplicationName</text:p>
          </table:table-cell>
          <table:table-cell table:style-name="ce31" office:value-type="string">
            <text:p>allowzippedisb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ApplicationVersion</text:p>
          </table:table-cell>
          <table:table-cell table:style-name="ce31" office:value-type="string">
            <text:p>zippedisb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Description</text:p>
          </table:table-cell>
          <table:table-cell table:style-name="ce31" office:value-type="string">
            <text:p>perusalfileenable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MountPoint</text:p>
          </table:table-cell>
          <table:table-cell table:style-name="ce31" office:value-type="string">
            <text:p>perusaltimeinterval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MountSource</text:p>
          </table:table-cell>
          <table:table-cell table:style-name="ce31" office:value-type="string">
            <text:p>perusalfilesdesturi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FileSystemType</text:p>
          </table:table-cell>
          <table:table-cell table:style-name="ce31" office:value-type="string">
            <text:p>inputdata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IndividualCPUSpeed</text:p>
          </table:table-cell>
          <table:table-cell table:style-name="ce31" office:value-type="string">
            <text:p>outputdata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IndividualCPUCount</text:p>
          </table:table-cell>
          <table:table-cell table:style-name="ce31" office:value-type="string">
            <text:p>storageindex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TotalPhysicalMemory</text:p>
          </table:table-cell>
          <table:table-cell table:style-name="ce31" office:value-type="string">
            <text:p>datacatalog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TotalVirtualMemory</text:p>
          </table:table-cell>
          <table:table-cell table:style-name="ce31" office:value-type="string">
            <text:p>datarequirements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TotalDiskSpace</text:p>
          </table:table-cell>
          <table:table-cell table:style-name="ce31" office:value-type="string">
            <text:p>dataaccessprotocol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TotalResourceCount</text:p>
          </table:table-cell>
          <table:table-cell table:style-name="ce31" office:value-type="string">
            <text:p>virtualorganisation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Additional</text:p>
          </table:table-cell>
          <table:table-cell table:style-name="ce31" office:value-type="string">
            <text:p>lbaddress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FileSystemName</text:p>
          </table:table-cell>
          <table:table-cell table:style-name="ce31" office:value-type="string">
            <text:p>hlrlocation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CreationFlag</text:p>
          </table:table-cell>
          <table:table-cell table:style-name="ce31" office:value-type="string">
            <text:p>jobprovenance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WorkingDirectory</text:p>
          </table:table-cell>
          <table:table-cell table:style-name="ce31" office:value-type="string">
            <text:p>nodenumber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FileSizeLimit</text:p>
          </table:table-cell>
          <table:table-cell table:style-name="ce31" office:value-type="string">
            <text:p>jobsteps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CoreDumpLimit</text:p>
          </table:table-cell>
          <table:table-cell table:style-name="ce31" office:value-type="string">
            <text:p>currentstep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DataSegmentLimit</text:p>
          </table:table-cell>
          <table:table-cell table:style-name="ce31" office:value-type="string">
            <text:p>jobstate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LockedMemoryLimit</text:p>
          </table:table-cell>
          <table:table-cell table:style-name="ce31" office:value-type="string">
            <text:p>listenerport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OpenDescriptorsLimit</text:p>
          </table:table-cell>
          <table:table-cell table:style-name="ce31" office:value-type="string">
            <text:p>listenerhost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PipeSizeLimit</text:p>
          </table:table-cell>
          <table:table-cell table:style-name="ce31" office:value-type="string">
            <text:p>listenerpipename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StackSizeLimit</text:p>
          </table:table-cell>
          <table:table-cell table:style-name="ce31" office:value-type="string">
            <text:p>requirements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4" office:value-type="string">
            <text:p>UserName</text:p>
          </table:table-cell>
          <table:table-cell table:style-name="ce31" office:value-type="string">
            <text:p>outputse</text:p>
          </table:table-cell>
          <table:table-cell table:style-name="ce35"/>
          <table:table-cell table:style-name="Default"/>
        </table:table-row>
        <table:table-row table:style-name="ro1">
          <table:table-cell table:style-name="Default" table:number-columns-repeated="2"/>
          <table:table-cell table:style-name="ce25" office:value-type="string">
            <text:p>GroupName</text:p>
          </table:table-cell>
          <table:table-cell table:style-name="ce32" office:value-type="string">
            <text:p>shortdeadlinejob</text:p>
          </table:table-cell>
          <table:table-cell table:style-name="ce36"/>
          <table:table-cell table:style-name="Default"/>
        </table:table-row>
      </table:table>
      <table:table table:name="Munkalap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4">2009.02.04</text:date>, <text:time>13:34:48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ábor Szigeti</meta:initial-creator>
    <meta:creation-date>2009-01-17T09:29:36</meta:creation-date>
    <dc:creator>Gábor Szigeti</dc:creator>
    <dc:date>2009-02-04T13:27:42</dc:date>
    <meta:editing-cycles>60</meta:editing-cycles>
    <meta:editing-duration>PT21H5M1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3" meta:cell-count="348"/>
  </office:meta>
</office:document-meta>
</file>